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6347C5C88B2A8C2FBF.png" manifest:media-type="image/png"/>
  <manifest:file-entry manifest:full-path="Pictures/100000010000021A000000765FA0CE53761EBB59.png" manifest:media-type="image/png"/>
  <manifest:file-entry manifest:full-path="Pictures/1000000100000232000000A91B58993B5387945F.png" manifest:media-type="image/png"/>
  <manifest:file-entry manifest:full-path="Pictures/1000000100000232000000A9B7A8ED106A37D363.png" manifest:media-type="image/png"/>
  <manifest:file-entry manifest:full-path="Pictures/1000000100000232000000A9794CDCABD351704B.png" manifest:media-type="image/png"/>
  <manifest:file-entry manifest:full-path="Pictures/100000010000021F0000006B6FF8DA801A6C75AE.png" manifest:media-type="image/png"/>
  <manifest:file-entry manifest:full-path="Pictures/1000000100000226000000A7F225575163C001E3.png" manifest:media-type="image/png"/>
  <manifest:file-entry manifest:full-path="Pictures/1000000100000232000000A9E48628B5E4A955AD.png" manifest:media-type="image/png"/>
  <manifest:file-entry manifest:full-path="Pictures/1000000100000226000000A718F907BE7FE3C639.png" manifest:media-type="image/png"/>
  <manifest:file-entry manifest:full-path="Pictures/100000010000020400000068EDE01C8659EFF8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3ab5" officeooo:paragraph-rsid="001c3ab5"/>
    </style:style>
    <style:style style:name="P2" style:family="paragraph" style:parent-style-name="Standard">
      <style:paragraph-properties fo:text-align="justify" style:justify-single-word="false"/>
      <style:text-properties officeooo:rsid="001cc3ac" officeooo:paragraph-rsid="001cc3ac"/>
    </style:style>
    <style:style style:name="P3" style:family="paragraph" style:parent-style-name="Standard">
      <style:paragraph-properties fo:text-align="justify" style:justify-single-word="false"/>
      <style:text-properties officeooo:rsid="001d02b1" officeooo:paragraph-rsid="001d02b1"/>
    </style:style>
    <style:style style:name="T1" style:family="text">
      <style:text-properties officeooo:rsid="001d02b1"/>
    </style:style>
    <style:style style:name="T2" style:family="text">
      <style:text-properties fo:font-size="22pt" officeooo:rsid="001d02b1" style:font-size-asian="22pt" style:font-size-complex="22pt"/>
    </style:style>
    <style:style style:name="T3" style:family="text">
      <style:text-properties style:font-name="Ubuntu" fo:font-size="22pt" officeooo:rsid="001d02b1" style:font-size-asian="22pt" style:font-size-complex="22pt"/>
    </style:style>
    <style:style style:name="T4" style:family="text">
      <style:text-properties fo:color="#c9211e" loext:opacity="100%" style:font-name="Ubuntu" fo:font-size="22pt" officeooo:rsid="001d02b1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4">Assignment 4</text:span></text:p>
      <text:p text:style-name="P1"/>
      <text:p text:style-name="P1"/>
      <text:p text:style-name="P1">Q1 </text:p>
      <text:p text:style-name="P1">-&gt; <draw:frame draw:style-name="fr2" draw:name="Image1" text:anchor-type="char" svg:width="10.922cm" svg:height="2.201cm" draw:z-index="0"><draw:image xlink:href="Pictures/100000010000020400000068EDE01C8659EFF8F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Q2</text:p>
      <text:p text:style-name="P1">-&gt;</text:p>
      <text:p text:style-name="P1"><draw:frame draw:style-name="fr2" draw:name="Image2" text:anchor-type="char" svg:width="11.642cm" svg:height="3.535cm" draw:z-index="1"><draw:image xlink:href="Pictures/1000000100000226000000A718F907BE7FE3C63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</text:p>
      <text:p text:style-name="P1">-&gt; <draw:frame draw:style-name="fr2" draw:name="Image3" text:anchor-type="char" svg:width="11.642cm" svg:height="3.535cm" draw:z-index="2"><draw:image xlink:href="Pictures/1000000100000226000000A7F225575163C001E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4<draw:frame draw:style-name="fr2" draw:name="Image4" text:anchor-type="char" svg:width="11.896cm" svg:height="3.577cm" draw:z-index="3"><draw:image xlink:href="Pictures/1000000100000232000000A9794CDCABD351704B.png" xlink:type="simple" xlink:show="embed" xlink:actuate="onLoad" draw:mime-type="image/png"/></draw:frame>-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5 -&gt;<draw:frame draw:style-name="fr2" draw:name="Image5" text:anchor-type="char" svg:width="11.896cm" svg:height="3.577cm" draw:z-index="4"><draw:image xlink:href="Pictures/1000000100000232000000A91B58993B538794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6 -&gt;<draw:frame draw:style-name="fr3" draw:name="Image6" text:anchor-type="char" svg:width="11.896cm" svg:height="3.577cm" draw:z-index="5"><draw:image xlink:href="Pictures/1000000100000232000000A9B7A8ED106A37D363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7<draw:frame draw:style-name="fr2" draw:name="Image7" text:anchor-type="char" svg:width="11.896cm" svg:height="3.577cm" draw:z-index="6"><draw:image xlink:href="Pictures/1000000100000232000000A9E48628B5E4A955AD.png" xlink:type="simple" xlink:show="embed" xlink:actuate="onLoad" draw:mime-type="image/png"/></draw:frame> -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8 -&gt;<draw:frame draw:style-name="fr2" draw:name="Image8" text:anchor-type="char" svg:width="11.494cm" svg:height="2.265cm" draw:z-index="7"><draw:image xlink:href="Pictures/100000010000021F0000006B6FF8DA801A6C75AE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>Q9-&gt;</text:p>
      <text:p text:style-name="P2"><draw:frame draw:style-name="fr2" draw:name="Image9" text:anchor-type="char" svg:width="11.388cm" svg:height="2.498cm" draw:z-index="8"><draw:image xlink:href="Pictures/100000010000021A000000765FA0CE53761EBB59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3">Q10 -&gt;<draw:frame draw:style-name="fr1" draw:name="Image10" text:anchor-type="char" svg:x="2.267cm" svg:y="1.376cm" svg:width="13.356cm" svg:height="2.096cm" draw:z-index="9"><draw:image xlink:href="Pictures/10000001000002770000006347C5C88B2A8C2F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9:23:51.158958435</meta:creation-date>
    <dc:date>2024-06-06T19:55:54.136852844</dc:date>
    <meta:editing-duration>PT2S</meta:editing-duration>
    <meta:editing-cycles>1</meta:editing-cycles>
    <meta:document-statistic meta:table-count="0" meta:image-count="10" meta:object-count="0" meta:page-count="2" meta:paragraph-count="16" meta:word-count="20" meta:character-count="72" meta:non-whitespace-character-count="52"/>
    <meta:generator>LibreOffice/7.3.7.2$Linux_X86_64 LibreOffice_project/30$Build-2</meta:generator>
  </office:meta>
</office:document-meta>
</file>